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nster1health = 5000</text:p>
      <text:p text:style-name="Standard">monster2health = 6000</text:p>
      <text:p text:style-name="Standard">monster3health = 7000</text:p>
      <text:p text:style-name="Standard">playerhealth = 2000</text:p>
      <text:p text:style-name="Standard"/>
      <text:p text:style-name="Standard"/>
      <text:p text:style-name="Standard">print("Hello! Welcome to my game")</text:p>
      <text:p text:style-name="Standard">print("In this game, you will be faced with many difficult chalenges while you make yourway to save the world from the evil monsters")</text:p>
      <text:p text:style-name="Standard">print("It is your job to bypass all of the obstacles and safely reach the last level where you will defeat the last monster and finally rid the world of these foul beings!")</text:p>
      <text:p text:style-name="Standard">print("Press the up arrow key to move forward, the right arrow key to turn right, etxcetra")</text:p>
      <text:p text:style-name="Standard">import turtle</text:p>
      <text:p text:style-name="Standard">import random</text:p>
      <text:p text:style-name="Standard"/>
      <text:p text:style-name="Standard">wn = turtle.Screen()</text:p>
      <text:p text:style-name="Standard">wn.setup(width=500, height=500)</text:p>
      <text:p text:style-name="Standard">wn.bgcolor("black")</text:p>
      <text:p text:style-name="Standard"/>
      <text:p text:style-name="Standard">red_square = turtle.Turtle()</text:p>
      <text:p text:style-name="Standard">red_square.shape("square")</text:p>
      <text:p text:style-name="Standard">red_square.color("red")</text:p>
      <text:p text:style-name="Standard">red_square.shapesize(stretch_wid=2, outline=0) <text:s/></text:p>
      <text:p text:style-name="Standard"/>
      <text:p text:style-name="Standard">red_square.penup()</text:p>
      <text:p text:style-name="Standard">red_square.goto(200,150) <text:s/></text:p>
      <text:p text:style-name="Standard">red_square.pendown()</text:p>
      <text:p text:style-name="Standard"/>
      <text:p text:style-name="Standard">t = turtle.Turtle()</text:p>
      <text:p text:style-name="Standard">t.color("green")</text:p>
      <text:p text:style-name="Standard">t.penup()</text:p>
      <text:p text:style-name="Standard"/>
      <text:p text:style-name="Standard">def goUp():</text:p>
      <text:p text:style-name="Standard"><text:s text:c="4"/>t.forward(45)</text:p>
      <text:p text:style-name="Standard"><text:s text:c="4"/>wn.listen()</text:p>
      <text:p text:style-name="Standard"><text:s text:c="4"/>if t.distance(red_square) &lt; 50:</text:p>
      <text:p text:style-name="Standard"><text:s text:c="6"/>t.goto(200,150)</text:p>
      <text:p text:style-name="Standard"><text:s text:c="6"/>print(" ")</text:p>
      <text:p text:style-name="Standard"><text:s text:c="6"/>print("You have encountered the first monster!")</text:p>
      <text:p text:style-name="Standard"><text:s text:c="6"/>print("The monster has 5000 health points, you only have 2000")</text:p>
      <text:p text:style-name="Standard"><text:s text:c="6"/>print(" ")</text:p>
      <text:p text:style-name="Standard"><text:s text:c="6"/>print("You have to defeat the monster by answering the following question correctly")</text:p>
      <text:p text:style-name="Standard"><text:s text:c="6"/>print(" ")</text:p>
      <text:p text:style-name="Standard"><text:s text:c="6"/>question1formonster1 = ["What is the capital of France?: ", "What is the screen resolution for Full HD?: ", "How many bones are in a fully grown adult human body?: ", "Where did Aristotle beleive the seat of intelligence in a human body is?"]</text:p>
      <text:p text:style-name="Standard"><text:s text:c="6"/>question1 = input(random.choice(question1formonster1))</text:p>
      <text:p text:style-name="Standard"><text:s text:c="6"/>if question1 == "Paris" or "1080" or "206" or "Heart" or "heart" or "paris":</text:p>
      <text:p text:style-name="Standard"><text:s text:c="8"/>print("You have reduced the monster's health by 1000")</text:p>
      <text:p text:style-name="Standard"><text:soft-page-break/><text:s text:c="8"/>monster1health = monster1health - 1000</text:p>
      <text:p text:style-name="Standard"><text:s text:c="6"/>else:</text:p>
      <text:p text:style-name="Standard"><text:s text:c="8"/></text:p>
      <text:p text:style-name="Standard"><text:s text:c="8"/></text:p>
      <text:p text:style-name="Standard"><text:s text:c="8"/></text:p>
      <text:p text:style-name="Standard"><text:s text:c="8"/></text:p>
      <text:p text:style-name="Standard"/>
      <text:p text:style-name="Standard"/>
      <text:p text:style-name="Standard">def goDown():</text:p>
      <text:p text:style-name="Standard"><text:s text:c="4"/>t.backward(45)</text:p>
      <text:p text:style-name="Standard"><text:s text:c="4"/>wn.listen()</text:p>
      <text:p text:style-name="Standard"><text:s text:c="4"/>if t.distance(red_square) &lt; 50:</text:p>
      <text:p text:style-name="Standard"><text:s text:c="6"/>t.goto(200,150)</text:p>
      <text:p text:style-name="Standard"><text:s text:c="6"/>print(" ")</text:p>
      <text:p text:style-name="Standard"><text:s text:c="6"/>print("You have encountered the first monster!")</text:p>
      <text:p text:style-name="Standard"><text:s text:c="6"/></text:p>
      <text:p text:style-name="Standard"/>
      <text:p text:style-name="Standard"/>
      <text:p text:style-name="Standard">def goLeft():</text:p>
      <text:p text:style-name="Standard"><text:s text:c="4"/>t.left(45)</text:p>
      <text:p text:style-name="Standard"><text:s text:c="4"/>wn.listen()</text:p>
      <text:p text:style-name="Standard"><text:s text:c="4"/>if t.distance(red_square) &lt; 50:</text:p>
      <text:p text:style-name="Standard"><text:s text:c="6"/>t.goto(200,150)</text:p>
      <text:p text:style-name="Standard"><text:s text:c="6"/>print(" ")</text:p>
      <text:p text:style-name="Standard"><text:s text:c="6"/>print("You have encountered the first monster!")</text:p>
      <text:p text:style-name="Standard"/>
      <text:p text:style-name="Standard">def goRight():</text:p>
      <text:p text:style-name="Standard"><text:s text:c="4"/>t.right(45)</text:p>
      <text:p text:style-name="Standard"><text:s text:c="4"/>wn.listen()</text:p>
      <text:p text:style-name="Standard"><text:s text:c="4"/>if t.distance(red_square) &lt; 50:</text:p>
      <text:p text:style-name="Standard"><text:s text:c="6"/>t.goto(200,150)</text:p>
      <text:p text:style-name="Standard"><text:s text:c="6"/>print(" ")</text:p>
      <text:p text:style-name="Standard"><text:s text:c="6"/>print("You have found the first monster!")</text:p>
      <text:p text:style-name="Standard"/>
      <text:p text:style-name="Standard"/>
      <text:p text:style-name="Standard">wn.listen()</text:p>
      <text:p text:style-name="Standard">wn.onkeypress(goUp, "Up")</text:p>
      <text:p text:style-name="Standard">wn.onkeypress(goDown, "Down")</text:p>
      <text:p text:style-name="Standard">wn.onkeypress(goLeft, "Left")</text:p>
      <text:p text:style-name="Standard">wn.onkeypress(goRight, "Right")</text:p>
      <text:p text:style-name="Standard"/>
      <text:p text:style-name="Standard">wn.listen()</text:p>
      <text:p text:style-name="Standard">if t.distance(red_square) &lt; 50:</text:p>
      <text:p text:style-name="Standard"><text:s text:c="2"/>t.goto(200,150)</text:p>
      <text:p text:style-name="Standard"/>
      <text:p text:style-name="Standard"/>
      <text:p text:style-name="Standard">wn.mainloop()</text:p>
      <text:p text:style-name="Standard"/>
      <text:p text:style-name="Standard">turtle.don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1:07:16.265697396</meta:creation-date>
    <dc:date>2024-07-08T21:07:38.265456383</dc:date>
    <meta:editing-duration>PT27S</meta:editing-duration>
    <meta:editing-cycles>1</meta:editing-cycles>
    <meta:document-statistic meta:table-count="0" meta:image-count="0" meta:object-count="0" meta:page-count="2" meta:paragraph-count="76" meta:word-count="298" meta:character-count="2466" meta:non-whitespace-character-count="2011"/>
    <meta:generator>LibreOffice/7.0.3.1$Linux_X86_64 LibreOffice_project/00$Build-1</meta:generator>
  </office:meta>
</office:document-meta>
</file>